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4.645cm" svg:height="4.78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1.122cm" svg:height="1.122cm" svg:x="1.841cm" svg:y="2.502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.122cm" svg:height="1.122cm" svg:x="4.659cm" svg:y="1.46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1.122cm" svg:height="1.122cm" svg:x="10.239cm" svg:y="1.409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1.122cm" svg:height="1.122cm" svg:x="13.115cm" svg:y="2.503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2.799cm" svg:y1="2.666cm" svg:x2="4.659cm" svg:y2="2.028cm" draw:start-shape="id1" draw:start-glue-point="11" draw:end-shape="id2" draw:end-glue-point="6" svg:d="m2799 2666 1860-638">
          <text:p/>
        </draw:connector>
        <draw:frame draw:style-name="gr4" draw:layer="layout" svg:width="0.824cm" svg:height="1.017cm" svg:x="3.02cm" svg:y="1.495cm">
          <draw:text-box>
            <text:p>a</text:p>
          </draw:text-box>
        </draw:frame>
        <draw:frame draw:style-name="gr4" draw:layer="layout" svg:width="1.095cm" svg:height="1.017cm" svg:x="8.025cm" svg:y="3.567cm">
          <draw:text-box>
            <text:p>3r</text:p>
          </draw:text-box>
        </draw:frame>
        <draw:custom-shape draw:style-name="gr2" draw:text-style-name="P1" xml:id="id3" draw:id="id3" draw:layer="layout" svg:width="1.122cm" svg:height="1.122cm" svg:x="7.074cm" svg:y="2.444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5.781cm" svg:y1="2.028cm" svg:x2="7.238cm" svg:y2="2.608cm" draw:start-shape="id2" draw:start-glue-point="10" draw:end-shape="id3" draw:end-glue-point="5" svg:d="m5781 2028 1457 580">
          <text:p/>
        </draw:connector>
        <draw:connector draw:style-name="gr3" draw:text-style-name="P1" draw:layer="layout" draw:type="curve" draw:line-skew="0.669cm" svg:x1="7.238cm" svg:y1="3.402cm" svg:x2="2.402cm" svg:y2="3.624cm" draw:start-shape="id3" draw:start-glue-point="7" draw:end-shape="id1" draw:end-glue-point="8" svg:d="m7238 3402c0 2107-4836 1996-4836 222">
          <text:p/>
        </draw:connector>
        <draw:connector draw:style-name="gr3" draw:text-style-name="P1" draw:layer="layout" draw:type="line" svg:x1="8.032cm" svg:y1="2.608cm" svg:x2="10.239cm" svg:y2="1.97cm" draw:start-shape="id3" draw:start-glue-point="11" draw:end-shape="id4" draw:end-glue-point="6" svg:d="m8032 2608 2207-638">
          <text:p/>
        </draw:connector>
        <draw:connector draw:style-name="gr3" draw:text-style-name="P1" draw:layer="layout" draw:type="line" svg:x1="11.361cm" svg:y1="1.97cm" svg:x2="13.279cm" svg:y2="2.667cm" draw:start-shape="id4" draw:start-glue-point="10" draw:end-shape="id5" draw:end-glue-point="5" svg:d="m11361 1970 1918 697">
          <text:p/>
        </draw:connector>
        <draw:frame draw:style-name="gr4" draw:layer="layout" svg:width="0.824cm" svg:height="1.017cm" svg:x="4.746cm" svg:y="2.588cm">
          <draw:text-box>
            <text:p>a</text:p>
          </draw:text-box>
        </draw:frame>
        <draw:frame draw:style-name="gr4" draw:layer="layout" svg:width="0.845cm" svg:height="1.017cm" svg:x="8.657cm" svg:y="1.382cm">
          <draw:text-box>
            <text:p>b</text:p>
          </draw:text-box>
        </draw:frame>
        <draw:frame draw:style-name="gr4" draw:layer="layout" svg:width="0.824cm" svg:height="1.017cm" svg:x="10.324cm" svg:y="2.59cm">
          <draw:text-box>
            <text:p>a</text:p>
          </draw:text-box>
        </draw:frame>
        <draw:frame draw:style-name="gr4" draw:layer="layout" svg:width="0.845cm" svg:height="1.017cm" svg:x="5.985cm" svg:y="1.412cm">
          <draw:text-box>
            <text:p>b</text:p>
          </draw:text-box>
        </draw:frame>
        <draw:frame draw:style-name="gr4" draw:layer="layout" svg:width="0.824cm" svg:height="1.017cm" svg:x="12.025cm" svg:y="1.413cm">
          <draw:text-box>
            <text:p>a</text:p>
          </draw:text-box>
        </draw:frame>
        <draw:connector draw:style-name="gr3" draw:text-style-name="P1" draw:layer="layout" draw:type="curve" draw:line-skew="0.857cm" svg:x1="13.676cm" svg:y1="3.625cm" svg:x2="7.635cm" svg:y2="3.566cm" draw:start-shape="id5" draw:start-glue-point="8" draw:end-shape="id3" draw:end-glue-point="8" svg:d="m13676 3625c0 2056-6041 2086-6041-59">
          <text:p/>
        </draw:connector>
        <draw:connector draw:style-name="gr3" draw:text-style-name="P1" draw:layer="layout" draw:type="line" svg:x1="2.799cm" svg:y1="3.46cm" svg:x2="7.238cm" svg:y2="3.402cm" draw:start-shape="id1" draw:start-glue-point="9" draw:end-shape="id3" draw:end-glue-point="7" svg:d="m2799 3460 4439-58">
          <text:p/>
        </draw:connector>
        <draw:connector draw:style-name="gr3" draw:text-style-name="P1" draw:layer="layout" draw:type="line" svg:x1="8.032cm" svg:y1="3.402cm" svg:x2="13.279cm" svg:y2="3.461cm" draw:start-shape="id3" draw:start-glue-point="9" draw:end-shape="id5" draw:end-glue-point="7" svg:d="m8032 3402 5247 59">
          <text:p/>
        </draw:connector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25cm" svg:stroke-color="#000000" draw:marker-start-width="0.33cm" draw:marker-start-center="false" draw:marker-end-width="0.3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Charter'" style:font-style-name="Regular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width="0.025cm" draw:marker-start="Arrow" draw:marker-start-width="0.229cm" draw:marker-end="Arrow" draw:marker-end-width="0.229cm" draw:fill="none" draw:show-unit="true"/>
      <style:text-properties fo:font-size="12pt"/>
    </style:style>
    <style:style style:name="Default-background" style:family="presentation">
      <style:graphic-properties draw:stroke="none" draw:fill="none" draw:fill-image-width="0cm" draw:fill-image-height="0cm"/>
      <style:text-properties style:letter-kerning="true"/>
    </style:style>
    <style:style style:name="Default-backgroundobjects" style:family="presentation">
      <style:graphic-properties draw:fill="none" draw:fill-image-width="0cm" draw:fill-image-height="0cm"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0.32cm" fo:page-height="10.16cm" style:print-orientation="portrait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4.646cm" svg:x="1cm" svg:y="3.597cm" draw:page-number="1"/>
      <draw:page-thumbnail draw:layer="backgroundobjects" svg:width="9.294cm" svg:height="4.646cm" svg:x="1cm" svg:y="11.645cm"/>
      <draw:page-thumbnail draw:layer="backgroundobjects" svg:width="9.294cm" svg:height="4.646cm" svg:x="1cm" svg:y="19.693cm"/>
      <draw:page-thumbnail draw:layer="backgroundobjects" svg:width="9.294cm" svg:height="4.646cm" svg:x="11.295cm" svg:y="3.597cm"/>
      <draw:page-thumbnail draw:layer="backgroundobjects" svg:width="9.294cm" svg:height="4.646cm" svg:x="11.295cm" svg:y="11.645cm"/>
      <draw:page-thumbnail draw:layer="backgroundobjects" svg:width="9.294cm" svg:height="4.646cm" svg:x="11.295cm" svg:y="19.693cm"/>
    </style:handout-master>
    <style:master-page style:name="Default" style:page-layout-name="PM1" draw:style-name="Mdp1">
      <draw:frame presentation:style-name="Default-title" draw:layer="backgroundobjects" svg:width="16.487cm" svg:height="1.363cm" svg:x="1.916cm" svg:y="1.324cm" presentation:class="title" presentation:placeholder="true">
        <draw:text-box/>
      </draw:frame>
      <draw:frame presentation:style-name="Default-outline1" draw:layer="backgroundobjects" svg:width="16.487cm" svg:height="9.673cm" svg:x="1.916cm" svg:y="2.908cm" presentation:class="outline" presentation:placeholder="true">
        <draw:text-box/>
      </draw:frame>
      <draw:frame presentation:style-name="Mpr1" draw:text-style-name="MP1" draw:layer="backgroundobjects" svg:width="4.268cm" svg:height="0.563cm" svg:x="1.916cm" svg:y="8.4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5.806cm" svg:height="0.563cm" svg:x="7.265cm" svg:y="8.43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268cm" svg:height="0.563cm" svg:x="14.135cm" svg:y="8.43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0-12-03T22:31:45</meta:creation-date>
    <meta:editing-duration>PT2H41M52S</meta:editing-duration>
    <meta:editing-cycles>12</meta:editing-cycles>
    <dc:date>2011-04-27T16:38:29</dc:date>
    <meta:generator>LibreOffice/3.3$Linux LibreOffice_project/330m19$Build-202</meta:generator>
    <meta:document-statistic meta:object-count="44"/>
  </office:meta>
</office:document-meta>
</file>